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Vended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d. Vendedor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E-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aquim Silva</text:p>
          </table:table-cell>
          <table:table-cell office:value-type="string" calcext:value-type="string">
            <text:p>Contratado</text:p>
          </table:table-cell>
          <table:table-cell office:value-type="string" calcext:value-type="string">
            <text:p>11 925416351</text:p>
          </table:table-cell>
          <table:table-cell office:value-type="string" calcext:value-type="string">
            <text:p><text:a xlink:href="mailto:joaquim@shine.com.br" xlink:type="simple">joaquim@shine.com.br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Santos</text:p>
          </table:table-cell>
          <table:table-cell office:value-type="string" calcext:value-type="string">
            <text:p>Contratado</text:p>
          </table:table-cell>
          <table:table-cell office:value-type="string" calcext:value-type="string">
            <text:p>11 975648651</text:p>
          </table:table-cell>
          <table:table-cell office:value-type="string" calcext:value-type="string">
            <text:p><text:a xlink:href="mailto:anasantos@shine.com.br" xlink:type="simple">anasantos@shine.com.br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e Pires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47568522</text:p>
          </table:table-cell>
          <table:table-cell office:value-type="string" calcext:value-type="string">
            <text:p><text:a xlink:href="mailto:ropires@uol.com.br" xlink:type="simple">ropires@uol.com.br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ia Lopes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68541214</text:p>
          </table:table-cell>
          <table:table-cell office:value-type="string" calcext:value-type="string">
            <text:p><text:a xlink:href="mailto:malopes@gmail.com" xlink:type="simple">malopes@gmail.com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bia Ferreira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54638521</text:p>
          </table:table-cell>
          <table:table-cell office:value-type="string" calcext:value-type="string">
            <text:p><text:a xlink:href="mailto:fafeira@hotmail.com" xlink:type="simple">fafeira@hotmail.co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icole Santos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25416351</text:p>
          </table:table-cell>
          <table:table-cell office:value-type="string" calcext:value-type="string">
            <text:p><text:a xlink:href="mailto:nicolesan@gmail" xlink:type="simple">nicolesan@gmail</text:a>.c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lipe Silva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25417541</text:p>
          </table:table-cell>
          <table:table-cell office:value-type="string" calcext:value-type="string">
            <text:p><text:a xlink:href="mailto:felipesilva@gmail.com" xlink:type="simple">felipesilva@gmail.com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cardo Nunes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25412587</text:p>
          </table:table-cell>
          <table:table-cell office:value-type="string" calcext:value-type="string">
            <text:p><text:a xlink:href="mailto:ricardo.nunes@terra.com.br" xlink:type="simple">ricardo.nunes@terra.com.br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o Souza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25413698</text:p>
          </table:table-cell>
          <table:table-cell office:value-type="string" calcext:value-type="string">
            <text:p><text:a xlink:href="mailto:fesouza@gmail.com" xlink:type="simple">fesouza@gmail.com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iza Fernandez</text:p>
          </table:table-cell>
          <table:table-cell office:value-type="string" calcext:value-type="string">
            <text:p>Freelancer</text:p>
          </table:table-cell>
          <table:table-cell office:value-type="string" calcext:value-type="string">
            <text:p>11 925411478</text:p>
          </table:table-cell>
          <table:table-cell office:value-type="string" calcext:value-type="string">
            <text:p><text:a xlink:href="mailto:feluiza@gmail.com" xlink:type="simple">feluiza@gmail.com</text:a></text:p>
          </table:table-cell>
        </table:table-row>
      </table:table>
      <table:table table:name="Taloes" table:style-name="ta1"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alao</text:p>
          </table:table-cell>
        </table:table-row>
        <table:table-row table:style-name="ro1">
          <table:table-cell office:value-type="date" office:date-value="2023-03-01" calcext:value-type="date">
            <text:p>01/03/2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3-03-05" calcext:value-type="date">
            <text:p>05/03/2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3-03-09" calcext:value-type="date">
            <text:p>09/03/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3-03-09" calcext:value-type="date">
            <text:p>09/03/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3-03-09" calcext:value-type="date">
            <text:p>09/03/23</text:p>
          </table:table-cell>
          <table:table-cell office:value-type="float" office:value="301" calcext:value-type="float">
            <text:p>301</text:p>
          </table:table-cell>
        </table:table-row>
      </table:table>
      <table:table table:name="Registro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Cod. Vendedor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Talao Inicio</text:p>
          </table:table-cell>
          <table:table-cell office:value-type="string" calcext:value-type="string">
            <text:p>Talao 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3-03-15" calcext:value-type="date">
            <text:p>15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m</text:p>
          </table:table-cell>
          <table:table-cell office:value-type="float" office:value="735" calcext:value-type="float">
            <text:p>735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23-03-15" calcext:value-type="date">
            <text:p>15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office:value-type="float" office:value="847" calcext:value-type="float">
            <text:p>84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23-03-16" calcext:value-type="date">
            <text:p>16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m</text:p>
          </table:table-cell>
          <table:table-cell office:value-type="float" office:value="746" calcext:value-type="float">
            <text:p>74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date" office:date-value="2023-03-16" calcext:value-type="date">
            <text:p>16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</text:p>
          </table:table-cell>
          <table:table-cell office:value-type="float" office:value="866" calcext:value-type="float">
            <text:p>866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date" office:date-value="2023-03-17" calcext:value-type="date">
            <text:p>17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aquim</text:p>
          </table:table-cell>
          <table:table-cell office:value-type="float" office:value="761" calcext:value-type="float">
            <text:p>76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2023-03-17" calcext:value-type="date">
            <text:p>17/03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ia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date" office:date-value="2023-03-17" calcext:value-type="date">
            <text:p>17/03/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bia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date" office:date-value="2023-03-17" calcext:value-type="date">
            <text:p>17/03/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lipe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</table:table>
      <table:table table:name="Comissoes" table:style-name="ta1"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Valor</text:p>
          </table:table-cell>
          <table:table-cell table:style-name="Default" office:value-type="string" calcext:value-type="string">
            <text:p>Comissão(5%)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35" calcext:value-type="float">
            <text:p>735</text:p>
          </table:table-cell>
          <table:table-cell office:value-type="float" office:value="75.99" calcext:value-type="float">
            <text:p>75,99</text:p>
          </table:table-cell>
          <table:table-cell table:formula="of:=([.C2]*5)/100" office:value-type="float" office:value="3.7995" calcext:value-type="float">
            <text:p>3,8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47" calcext:value-type="float">
            <text:p>847</text:p>
          </table:table-cell>
          <table:table-cell office:value-type="float" office:value="35.99" calcext:value-type="float">
            <text:p>35,99</text:p>
          </table:table-cell>
          <table:table-cell table:formula="of:=([.C3]*5)/100" office:value-type="float" office:value="1.7995" calcext:value-type="float">
            <text:p>1,8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([.C4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([.C5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([.C6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([.C7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([.C8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([.C9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([.C10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C11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([.C12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([.C13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C14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table:number-columns-repeated="2"/>
          <table:table-cell table:formula="of:=([.C15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table:number-columns-repeated="2"/>
          <table:table-cell table:formula="of:=([.C16]*5)/100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3-03-15" calcext:value-type="date">
            <text:p>15/03/23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C17]*5)/100" office:value-type="float" office:value="0" calcext:value-type="float">
            <text:p>0,00</text:p>
          </table:table-cell>
        </table:table-row>
      </table:table>
      <table:named-expressions/>
      <table:database-ranges>
        <table:database-range table:name="lista" table:target-range-address="Registro.C2:Registro.C10" table:on-update-keep-styles="true" table:on-update-keep-size="false"/>
        <table:database-range table:name="__Anonymous_Sheet_DB__2" table:target-range-address="Registro.A1:Registro.F3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7:08:42.048594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6:56:42.297142029</meta:creation-date>
    <dc:date>2023-04-16T17:43:47.789857178</dc:date>
    <meta:editing-duration>PT3M27S</meta:editing-duration>
    <meta:editing-cycles>2</meta:editing-cycles>
    <meta:generator>LibreOffice/7.0.4.2$Linux_X86_64 LibreOffice_project/00$Build-2</meta:generator>
    <meta:document-statistic meta:table-count="4" meta:cell-count="196" meta:object-count="0"/>
  </office:meta>
</office:document-meta>
</file>